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2.66mm"/>
    </style:style>
    <style:style style:name="co3" style:family="table-column">
      <style:table-column-properties fo:break-before="auto" style:column-width="13.81mm"/>
    </style:style>
    <style:style style:name="co4" style:family="table-column">
      <style:table-column-properties fo:break-before="auto" style:column-width="96.13mm"/>
    </style:style>
    <style:style style:name="co5" style:family="table-column">
      <style:table-column-properties fo:break-before="auto" style:column-width="30.78mm"/>
    </style:style>
    <style:style style:name="co6" style:family="table-column">
      <style:table-column-properties fo:break-before="auto" style:column-width="10.94mm"/>
    </style:style>
    <style:style style:name="co7" style:family="table-column">
      <style:table-column-properties fo:break-before="auto" style:column-width="23.28mm"/>
    </style:style>
    <style:style style:name="co8" style:family="table-column">
      <style:table-column-properties fo:break-before="auto" style:column-width="72.51mm"/>
    </style:style>
    <style:style style:name="co9" style:family="table-column">
      <style:table-column-properties fo:break-before="auto" style:column-width="20.73mm"/>
    </style:style>
    <style:style style:name="co10" style:family="table-column">
      <style:table-column-properties fo:break-before="auto" style:column-width="20.14mm"/>
    </style:style>
    <style:style style:name="co11" style:family="table-column">
      <style:table-column-properties fo:break-before="auto" style:column-width="18.4mm"/>
    </style:style>
    <style:style style:name="co12" style:family="table-column">
      <style:table-column-properties fo:break-before="auto" style:column-width="51.51mm"/>
    </style:style>
    <style:style style:name="co13" style:family="table-column">
      <style:table-column-properties fo:break-before="auto" style:column-width="16.39mm"/>
    </style:style>
    <style:style style:name="co14" style:family="table-column">
      <style:table-column-properties fo:break-before="auto" style:column-width="29.33mm"/>
    </style:style>
    <style:style style:name="co15" style:family="table-column">
      <style:table-column-properties fo:break-before="auto" style:column-width="41.13mm"/>
    </style:style>
    <style:style style:name="co16" style:family="table-column">
      <style:table-column-properties fo:break-before="auto" style:column-width="24.15mm"/>
    </style:style>
    <style:style style:name="co17" style:family="table-column">
      <style:table-column-properties fo:break-before="auto" style:column-width="40.85mm"/>
    </style:style>
    <style:style style:name="co18" style:family="table-column">
      <style:table-column-properties fo:break-before="auto" style:column-width="31.34mm"/>
    </style:style>
    <style:style style:name="co19" style:family="table-column">
      <style:table-column-properties fo:break-before="auto" style:column-width="26.76mm"/>
    </style:style>
    <style:style style:name="co20" style:family="table-column">
      <style:table-column-properties fo:break-before="auto" style:column-width="22.15mm"/>
    </style:style>
    <style:style style:name="ro1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Table_20_du_20_pilote_20_-_20_Champ">
      <style:table-cell-properties fo:border-bottom="0.99pt solid #000000" fo:border-left="2.01pt solid #000000" fo:border-right="0.99pt solid #000000" fo:border-top="2.01pt solid #000000"/>
    </style:style>
    <style:style style:name="ce3" style:family="table-cell" style:parent-style-name="Table_20_du_20_pilote_20_-_20_Catégorie" style:data-style-name="N0">
      <style:table-cell-properties fo:border-bottom="0.99pt solid #000000" fo:border-left="2.01pt solid #000000" fo:border-right="0.99pt solid #000000" fo:border-top="0.99pt solid #000000"/>
    </style:style>
    <style:style style:name="ce4" style:family="table-cell" style:parent-style-name="Table_20_du_20_pilote_20_-_20_Catégorie" style:data-style-name="N0">
      <style:table-cell-properties fo:border-bottom="none" fo:border-left="2.01pt solid #000000" fo:border-right="0.99pt solid #000000" fo:border-top="0.99pt solid #000000"/>
    </style:style>
    <style:style style:name="ce5" style:family="table-cell" style:parent-style-name="Table_20_du_20_pilote_20_-_20_Catégorie" style:data-style-name="N0">
      <style:table-cell-properties fo:border-bottom="none" fo:border-left="2.01pt solid #000000" fo:border-right="0.99pt solid #000000" fo:border-top="none"/>
    </style:style>
    <style:style style:name="ce6" style:family="table-cell" style:parent-style-name="Table_20_du_20_pilote_20_-_20_Catégorie" style:data-style-name="N0">
      <style:table-cell-properties fo:border-bottom="2.01pt solid #000000" fo:border-left="2.01pt solid #000000" fo:border-right="0.99pt solid #000000" fo:border-top="none"/>
    </style:style>
    <style:style style:name="ce7" style:family="table-cell" style:parent-style-name="Table_20_du_20_pilote_20_-_20_Champ">
      <style:table-cell-properties fo:border-bottom="0.99pt solid #000000" fo:border-left="0.99pt solid #000000" fo:border-right="0.99pt solid #000000" fo:border-top="2.01pt solid #000000"/>
    </style:style>
    <style:style style:name="ce8" style:family="table-cell" style:parent-style-name="Table_20_du_20_pilote_20_-_20_Catégorie" style:data-style-name="N0">
      <style:table-cell-properties fo:border="0.99pt solid #000000"/>
    </style:style>
    <style:style style:name="ce9" style:family="table-cell" style:parent-style-name="Table_20_du_20_pilote_20_-_20_Catégorie" style:data-style-name="N0">
      <style:table-cell-properties fo:border-bottom="none" fo:border-left="0.99pt solid #000000" fo:border-right="0.99pt solid #000000" fo:border-top="0.99pt solid #000000"/>
    </style:style>
    <style:style style:name="ce10" style:family="table-cell" style:parent-style-name="Table_20_du_20_pilote_20_-_20_Catégorie" style:data-style-name="N0">
      <style:table-cell-properties fo:border-bottom="none" fo:border-left="0.99pt solid #000000" fo:border-right="0.99pt solid #000000" fo:border-top="none"/>
    </style:style>
    <style:style style:name="ce11" style:family="table-cell" style:parent-style-name="Table_20_du_20_pilote_20_-_20_Catégorie" style:data-style-name="N0">
      <style:table-cell-properties fo:border-bottom="2.01pt solid #000000" fo:border-left="0.99pt solid #000000" fo:border-right="0.99pt solid #000000" fo:border-top="none"/>
    </style:style>
    <style:style style:name="ce12" style:family="table-cell" style:parent-style-name="Table_20_du_20_pilote_20_-_20_Catégorie" style:data-style-name="N0">
      <style:table-cell-properties fo:border-bottom="2.01pt solid #000000" fo:border-left="0.99pt solid #000000" fo:border-right="0.99pt solid #000000" fo:border-top="0.99pt solid #000000"/>
    </style:style>
    <style:style style:name="ce13" style:family="table-cell" style:parent-style-name="Table_20_du_20_pilote_20_-_20_Coin">
      <style:table-cell-properties fo:border-bottom="0.99pt solid #000000" fo:border-left="0.99pt solid #000000" fo:border-right="2.01pt solid #000000" fo:border-top="2.01pt solid #000000"/>
    </style:style>
    <style:style style:name="ce14" style:family="table-cell" style:parent-style-name="Table_20_du_20_pilote_20_-_20_Valeur" style:data-style-name="N0">
      <style:table-cell-properties fo:border-bottom="0.99pt solid #000000" fo:border-left="0.99pt solid #000000" fo:border-right="2.01pt solid #000000" fo:border-top="0.99pt solid #000000"/>
    </style:style>
    <style:style style:name="ce15" style:family="table-cell" style:parent-style-name="Table_20_du_20_pilote_20_-_20_Valeur" style:data-style-name="N0">
      <style:table-cell-properties fo:border-bottom="2.01pt solid #000000" fo:border-left="0.99pt solid #000000" fo:border-right="2.01pt solid #000000" fo:border-top="0.99pt solid #000000"/>
    </style:style>
    <style:style style:name="ce16" style:family="table-cell" style:parent-style-name="Table_20_du_20_pilote_20_-_20_Valeur" style:data-style-name="N0">
      <style:table-cell-properties fo:border-bottom="none" fo:border-left="0.99pt solid #000000" fo:border-right="2.01pt solid #000000" fo:border-top="0.99pt solid #000000"/>
    </style:style>
    <style:style style:name="ce17" style:family="table-cell" style:parent-style-name="Table_20_du_20_pilote_20_-_20_Valeur" style:data-style-name="N0">
      <style:table-cell-properties fo:border-bottom="none" fo:border-left="0.99pt solid #000000" fo:border-right="2.01pt solid #000000" fo:border-top="none"/>
    </style:style>
    <style:style style:name="ce18" style:family="table-cell" style:parent-style-name="Table_20_du_20_pilote_20_-_20_Valeur" style:data-style-name="N0">
      <style:table-cell-properties fo:border-bottom="2.01pt solid #000000" fo:border-left="0.99pt solid #000000" fo:border-right="2.01pt solid #000000" fo:border-top="none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0" style:family="table-cell" style:parent-style-name="Default">
      <style:text-properties style:font-name="Liberation Sans" style:font-name-asian="Noto Sans CJK SC Regular" style:font-name-complex="FreeSans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ReadM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Feuille de calcul préparée pour traiter les réservations aux repas de l’AGN2017 de la FFESSSM (Avril 2017)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A partir de l’exportation CSV des réservations, obtenir pour une série d’événements sur un même article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une liste en ligne aux différents événements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Et ceci afin de produire un badge d’accès par personne inscrite.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Procédur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pier le fichier CSV dans l’onglet ‘evenements_reservations à partir de la cellule D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es colones A et B sont des calculs faits à partir des données copiées.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L’onglet ‘Ctrl_Nresa_1personne’ sert :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 vérifier qu’une personne n’est inscrite qu’une seule fois à chaque événement (Cas des événements repas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 identifier les différents événements.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L’onglet ‘ListeBadges’ génère les données pour une utilisation genre ‘mailing Word’ pour produire les badges.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Attentio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ien vérifier les limites des analyses pour obtenir l’ensemble des informations (Sources des pilotes de données, tableaux liés, etc..)</text:p>
          </table:table-cell>
          <table:table-cell/>
        </table:table-row>
      </table:table>
      <table:table table:name="evenements_reservations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1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Descr_court</text:p>
          </table:table-cell>
          <table:table-cell/>
          <table:table-cell office:value-type="string" calcext:value-type="string">
            <text:p>Reference</text:p>
          </table:table-cell>
          <table:table-cell office:value-type="string" calcext:value-type="string">
            <text:p>Descriptif</text:p>
          </table:table-cell>
          <table:table-cell office:value-type="string" calcext:value-type="string">
            <text:p>Statut</text:p>
          </table:table-cell>
          <table:table-cell table:style-name="Default" office:value-type="string" calcext:value-type="string">
            <text:p>Date_Reservation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Quantite</text:p>
          </table:table-cell>
          <table:table-cell office:value-type="string" calcext:value-type="string">
            <text:p>Groupe</text:p>
          </table:table-cell>
        </table:table-row>
        <table:table-row table:style-name="ro1">
          <table:table-cell table:formula="of:=CONCATENATE([.H2];&quot;|&quot;;(IF(ISBLANK([.I2]);&quot;(vide)&quot;;[.I2]));&quot;|&quot;;[.B2] )" office:value-type="string" office:string-value="Charlène|(vide)|Samedi soir, Gala" calcext:value-type="string">
            <text:p>Charlène|(vide)|Samedi soir, Gala</text:p>
          </table:table-cell>
          <table:table-cell table:formula="of:=LEFT([.E2];(FIND(&quot; (&quot;;[.E2])-2))" office:value-type="string" office:string-value="Samedi soir, Gala" calcext:value-type="string">
            <text:p>Samedi soir, Gala</text:p>
          </table:table-cell>
          <table:table-cell/>
          <table:table-cell office:value-type="float" office:value="1482237430" calcext:value-type="float">
            <text:p>1482237430</text:p>
          </table:table-cell>
          <table:table-cell office:value-type="string" calcext:value-type="string">
            <text:p>Samedi soir, Gala <text:s/>(08/04/2017,19:00-22:30)</text:p>
          </table:table-cell>
          <table:table-cell office:value-type="string" calcext:value-type="string">
            <text:p><text:s text:c="2"/>en attente du paiement</text:p>
          </table:table-cell>
          <table:table-cell office:value-type="string" calcext:value-type="string">
            <text:p>2016-12-20 13:37:20</text:p>
          </table:table-cell>
          <table:table-cell office:value-type="string" calcext:value-type="string">
            <text:p>Charlèn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our Jean-Marie</text:p>
          </table:table-cell>
        </table:table-row>
        <table:table-row table:style-name="ro1">
          <table:table-cell table:formula="of:=CONCATENATE([.H3];&quot;|&quot;;(IF(ISBLANK([.I3]);&quot;(vide)&quot;;[.I3]));&quot;|&quot;;[.B3] )" office:value-type="string" office:string-value="Jules|jule@signo2fumee.org|Samedi soir, Gala" calcext:value-type="string">
            <text:p>Jules|jule@signo2fumee.org|Samedi soir, Gala</text:p>
          </table:table-cell>
          <table:table-cell table:formula="of:=LEFT([.E3];(FIND(&quot; (&quot;;[.E3])-2))" office:value-type="string" office:string-value="Samedi soir, Gala" calcext:value-type="string">
            <text:p>Samedi soir, Gala</text:p>
          </table:table-cell>
          <table:table-cell/>
          <table:table-cell office:value-type="float" office:value="1482237015" calcext:value-type="float">
            <text:p>1482237015</text:p>
          </table:table-cell>
          <table:table-cell office:value-type="string" calcext:value-type="string">
            <text:p>Samedi soir, Gala <text:s/>(08/04/2017,19:00-22:30)</text:p>
          </table:table-cell>
          <table:table-cell office:value-type="string" calcext:value-type="string">
            <text:p><text:s text:c="2"/>dans liste d’attente</text:p>
          </table:table-cell>
          <table:table-cell office:value-type="string" calcext:value-type="string">
            <text:p>2016-12-20 13:30:27</text:p>
          </table:table-cell>
          <table:table-cell office:value-type="string" calcext:value-type="string">
            <text:p>Jules</text:p>
          </table:table-cell>
          <table:table-cell office:value-type="string" calcext:value-type="string">
            <text:p>jule@signo2fumee.or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ur Jean-Marie</text:p>
          </table:table-cell>
        </table:table-row>
        <table:table-row table:style-name="ro1">
          <table:table-cell table:formula="of:=CONCATENATE([.H4];&quot;|&quot;;(IF(ISBLANK([.I4]);&quot;(vide)&quot;;[.I4]));&quot;|&quot;;[.B4] )" office:value-type="string" office:string-value="Per_Jean|webmaster@ffessm-codep21.fr|Dimanche midi" calcext:value-type="string">
            <text:p>Per_Jean|webmaster@ffessm-codep21.fr|Dimanche midi</text:p>
          </table:table-cell>
          <table:table-cell table:formula="of:=LEFT([.E4];(FIND(&quot; (&quot;;[.E4])-2))" office:value-type="string" office:string-value="Dimanche midi" calcext:value-type="string">
            <text:p>Dimanche midi</text:p>
          </table:table-cell>
          <table:table-cell/>
          <table:table-cell office:value-type="float" office:value="1482362743" calcext:value-type="float">
            <text:p>1482362743</text:p>
          </table:table-cell>
          <table:table-cell office:value-type="string" calcext:value-type="string">
            <text:p>Dimanche midi <text:s/>(09/04/2017,13:00-14:30)</text:p>
          </table:table-cell>
          <table:table-cell office:value-type="string" calcext:value-type="string">
            <text:p><text:s text:c="2"/>en attente du paiement</text:p>
          </table:table-cell>
          <table:table-cell office:value-type="string" calcext:value-type="string">
            <text:p>2016-12-22 00:25:43</text:p>
          </table:table-cell>
          <table:table-cell office:value-type="string" calcext:value-type="string">
            <text:p>Per_Jean</text:p>
          </table:table-cell>
          <table:table-cell office:value-type="string" calcext:value-type="string">
            <text:p>webmaster@ffessm-codep21.f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CONCATENATE([.H5];&quot;|&quot;;(IF(ISBLANK([.I5]);&quot;(vide)&quot;;[.I5]));&quot;|&quot;;[.B5] )" office:value-type="string" office:string-value="Per_Jean|webmaster@ffessm-codep21.fr|Dimanche midi" calcext:value-type="string">
            <text:p>Per_Jean|webmaster@ffessm-codep21.fr|Dimanche midi</text:p>
          </table:table-cell>
          <table:table-cell table:formula="of:=LEFT([.E5];(FIND(&quot; (&quot;;[.E5])-2))" office:value-type="string" office:string-value="Dimanche midi" calcext:value-type="string">
            <text:p>Dimanche midi</text:p>
          </table:table-cell>
          <table:table-cell/>
          <table:table-cell office:value-type="float" office:value="1482362798" calcext:value-type="float">
            <text:p>1482362798</text:p>
          </table:table-cell>
          <table:table-cell office:value-type="string" calcext:value-type="string">
            <text:p>Dimanche midi <text:s/>(09/04/2017,13:00-14:30)</text:p>
          </table:table-cell>
          <table:table-cell office:value-type="string" calcext:value-type="string">
            <text:p><text:s text:c="2"/>en attente du paiement</text:p>
          </table:table-cell>
          <table:table-cell office:value-type="string" calcext:value-type="string">
            <text:p>2016-12-22 00:26:38</text:p>
          </table:table-cell>
          <table:table-cell office:value-type="string" calcext:value-type="string">
            <text:p>Per_Jean</text:p>
          </table:table-cell>
          <table:table-cell office:value-type="string" calcext:value-type="string">
            <text:p>webmaster@ffessm-codep21.f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CONCATENATE([.H6];&quot;|&quot;;(IF(ISBLANK([.I6]);&quot;(vide)&quot;;[.I6]));&quot;|&quot;;[.B6] )" office:value-type="string" office:string-value="Per_Jean|webmaster@ffessm-codep21.fr|Samedi midi" calcext:value-type="string">
            <text:p>Per_Jean|webmaster@ffessm-codep21.fr|Samedi midi</text:p>
          </table:table-cell>
          <table:table-cell table:formula="of:=LEFT([.E6];(FIND(&quot; (&quot;;[.E6])-2))" office:value-type="string" office:string-value="Samedi midi" calcext:value-type="string">
            <text:p>Samedi midi</text:p>
          </table:table-cell>
          <table:table-cell/>
          <table:table-cell office:value-type="float" office:value="1482362743" calcext:value-type="float">
            <text:p>1482362743</text:p>
          </table:table-cell>
          <table:table-cell office:value-type="string" calcext:value-type="string">
            <text:p>Samedi midi <text:s/>(08/04/2017,12:15-13:45)</text:p>
          </table:table-cell>
          <table:table-cell office:value-type="string" calcext:value-type="string">
            <text:p><text:s text:c="2"/>en attente du paiement</text:p>
          </table:table-cell>
          <table:table-cell office:value-type="string" calcext:value-type="string">
            <text:p>2016-12-22 00:25:43</text:p>
          </table:table-cell>
          <table:table-cell office:value-type="string" calcext:value-type="string">
            <text:p>Per_Jean</text:p>
          </table:table-cell>
          <table:table-cell office:value-type="string" calcext:value-type="string">
            <text:p>webmaster@ffessm-codep21.f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CONCATENATE([.H7];&quot;|&quot;;(IF(ISBLANK([.I7]);&quot;(vide)&quot;;[.I7]));&quot;|&quot;;[.B7] )" office:value-type="string" office:string-value="Per_Jean|webmaster@ffessm-codep21.fr|Samedi midi" calcext:value-type="string">
            <text:p>Per_Jean|webmaster@ffessm-codep21.fr|Samedi midi</text:p>
          </table:table-cell>
          <table:table-cell table:formula="of:=LEFT([.E7];(FIND(&quot; (&quot;;[.E7])-2))" office:value-type="string" office:string-value="Samedi midi" calcext:value-type="string">
            <text:p>Samedi midi</text:p>
          </table:table-cell>
          <table:table-cell/>
          <table:table-cell office:value-type="float" office:value="1482362798" calcext:value-type="float">
            <text:p>1482362798</text:p>
          </table:table-cell>
          <table:table-cell office:value-type="string" calcext:value-type="string">
            <text:p>Samedi midi <text:s/>(08/04/2017,12:15-13:45)</text:p>
          </table:table-cell>
          <table:table-cell office:value-type="string" calcext:value-type="string">
            <text:p><text:s text:c="2"/>en attente du paiement</text:p>
          </table:table-cell>
          <table:table-cell office:value-type="string" calcext:value-type="string">
            <text:p>2016-12-22 00:26:38</text:p>
          </table:table-cell>
          <table:table-cell office:value-type="string" calcext:value-type="string">
            <text:p>Per_Jean</text:p>
          </table:table-cell>
          <table:table-cell office:value-type="string" calcext:value-type="string">
            <text:p>webmaster@ffessm-codep21.f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CONCATENATE([.H8];&quot;|&quot;;(IF(ISBLANK([.I8]);&quot;(vide)&quot;;[.I8]));&quot;|&quot;;[.B8] )" office:value-type="string" office:string-value="Per_Jean|webmaster@ffessm-codep21.fr|Samedi soir, Gala" calcext:value-type="string">
            <text:p>Per_Jean|webmaster@ffessm-codep21.fr|Samedi soir, Gala</text:p>
          </table:table-cell>
          <table:table-cell table:formula="of:=LEFT([.E8];(FIND(&quot; (&quot;;[.E8])-2))" office:value-type="string" office:string-value="Samedi soir, Gala" calcext:value-type="string">
            <text:p>Samedi soir, Gala</text:p>
          </table:table-cell>
          <table:table-cell/>
          <table:table-cell office:value-type="float" office:value="1482360427" calcext:value-type="float">
            <text:p>1482360427</text:p>
          </table:table-cell>
          <table:table-cell office:value-type="string" calcext:value-type="string">
            <text:p>Samedi soir, Gala <text:s/>(08/04/2017,19:00-22:30)</text:p>
          </table:table-cell>
          <table:table-cell office:value-type="string" calcext:value-type="string">
            <text:p><text:s text:c="2"/>en attente du paiement</text:p>
          </table:table-cell>
          <table:table-cell office:value-type="string" calcext:value-type="string">
            <text:p>2016-12-21 23:47:07</text:p>
          </table:table-cell>
          <table:table-cell office:value-type="string" calcext:value-type="string">
            <text:p>Per_Jean</text:p>
          </table:table-cell>
          <table:table-cell office:value-type="string" calcext:value-type="string">
            <text:p>webmaster@ffessm-codep21.f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CONCATENATE([.H9];&quot;|&quot;;(IF(ISBLANK([.I9]);&quot;(vide)&quot;;[.I9]));&quot;|&quot;;[.B9] )" office:value-type="string" office:string-value="Per_Jean|webmaster@ffessm-codep21.fr|Samedi soir, Gala" calcext:value-type="string">
            <text:p>Per_Jean|webmaster@ffessm-codep21.fr|Samedi soir, Gala</text:p>
          </table:table-cell>
          <table:table-cell table:formula="of:=LEFT([.E9];(FIND(&quot; (&quot;;[.E9])-2))" office:value-type="string" office:string-value="Samedi soir, Gala" calcext:value-type="string">
            <text:p>Samedi soir, Gala</text:p>
          </table:table-cell>
          <table:table-cell/>
          <table:table-cell office:value-type="float" office:value="1482360618" calcext:value-type="float">
            <text:p>1482360618</text:p>
          </table:table-cell>
          <table:table-cell office:value-type="string" calcext:value-type="string">
            <text:p>Samedi soir, Gala <text:s/>(08/04/2017,19:00-22:30)</text:p>
          </table:table-cell>
          <table:table-cell office:value-type="string" calcext:value-type="string">
            <text:p><text:s text:c="2"/>en attente du paiement</text:p>
          </table:table-cell>
          <table:table-cell office:value-type="string" calcext:value-type="string">
            <text:p>2016-12-21 23:50:18</text:p>
          </table:table-cell>
          <table:table-cell office:value-type="string" calcext:value-type="string">
            <text:p>Per_Jean</text:p>
          </table:table-cell>
          <table:table-cell office:value-type="string" calcext:value-type="string">
            <text:p>webmaster@ffessm-codep21.f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CONCATENATE([.H10];&quot;|&quot;;(IF(ISBLANK([.I10]);&quot;(vide)&quot;;[.I10]));&quot;|&quot;;[.B10] )" office:value-type="string" office:string-value="Per_Jean|webmaster@ffessm-codep21.fr|Samedi soir, Gala" calcext:value-type="string">
            <text:p>Per_Jean|webmaster@ffessm-codep21.fr|Samedi soir, Gala</text:p>
          </table:table-cell>
          <table:table-cell table:formula="of:=LEFT([.E10];(FIND(&quot; (&quot;;[.E10])-2))" office:value-type="string" office:string-value="Samedi soir, Gala" calcext:value-type="string">
            <text:p>Samedi soir, Gala</text:p>
          </table:table-cell>
          <table:table-cell/>
          <table:table-cell office:value-type="float" office:value="1482360761" calcext:value-type="float">
            <text:p>1482360761</text:p>
          </table:table-cell>
          <table:table-cell office:value-type="string" calcext:value-type="string">
            <text:p>Samedi soir, Gala <text:s/>(08/04/2017,19:00-22:30)</text:p>
          </table:table-cell>
          <table:table-cell office:value-type="string" calcext:value-type="string">
            <text:p><text:s text:c="2"/>en attente du paiement</text:p>
          </table:table-cell>
          <table:table-cell office:value-type="string" calcext:value-type="string">
            <text:p>2016-12-21 23:52:41</text:p>
          </table:table-cell>
          <table:table-cell office:value-type="string" calcext:value-type="string">
            <text:p>Per_Jean</text:p>
          </table:table-cell>
          <table:table-cell office:value-type="string" calcext:value-type="string">
            <text:p>webmaster@ffessm-codep21.f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CONCATENATE([.H11];&quot;|&quot;;(IF(ISBLANK([.I11]);&quot;(vide)&quot;;[.I11]));&quot;|&quot;;[.B11] )" office:value-type="string" office:string-value="Per_Jean|webmaster@ffessm-codep21.fr|Samedi soir, Gala" calcext:value-type="string">
            <text:p>Per_Jean|webmaster@ffessm-codep21.fr|Samedi soir, Gala</text:p>
          </table:table-cell>
          <table:table-cell table:formula="of:=LEFT([.E11];(FIND(&quot; (&quot;;[.E11])-2))" office:value-type="string" office:string-value="Samedi soir, Gala" calcext:value-type="string">
            <text:p>Samedi soir, Gala</text:p>
          </table:table-cell>
          <table:table-cell/>
          <table:table-cell office:value-type="float" office:value="1482361343" calcext:value-type="float">
            <text:p>1482361343</text:p>
          </table:table-cell>
          <table:table-cell office:value-type="string" calcext:value-type="string">
            <text:p>Samedi soir, Gala <text:s/>(08/04/2017,19:00-22:30)</text:p>
          </table:table-cell>
          <table:table-cell office:value-type="string" calcext:value-type="string">
            <text:p><text:s text:c="2"/>en attente du paiement</text:p>
          </table:table-cell>
          <table:table-cell office:value-type="string" calcext:value-type="string">
            <text:p>2016-12-22 00:02:23</text:p>
          </table:table-cell>
          <table:table-cell office:value-type="string" calcext:value-type="string">
            <text:p>Per_Jean</text:p>
          </table:table-cell>
          <table:table-cell office:value-type="string" calcext:value-type="string">
            <text:p>webmaster@ffessm-codep21.f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CONCATENATE([.H12];&quot;|&quot;;(IF(ISBLANK([.I12]);&quot;(vide)&quot;;[.I12]));&quot;|&quot;;[.B12] )" office:value-type="string" office:string-value="Per_Jean|webmaster@ffessm-codep21.fr|Samedi soir, Gala" calcext:value-type="string">
            <text:p>Per_Jean|webmaster@ffessm-codep21.fr|Samedi soir, Gala</text:p>
          </table:table-cell>
          <table:table-cell table:formula="of:=LEFT([.E12];(FIND(&quot; (&quot;;[.E12])-2))" office:value-type="string" office:string-value="Samedi soir, Gala" calcext:value-type="string">
            <text:p>Samedi soir, Gala</text:p>
          </table:table-cell>
          <table:table-cell/>
          <table:table-cell office:value-type="float" office:value="1482361660" calcext:value-type="float">
            <text:p>1482361660</text:p>
          </table:table-cell>
          <table:table-cell office:value-type="string" calcext:value-type="string">
            <text:p>Samedi soir, Gala <text:s/>(08/04/2017,19:00-22:30)</text:p>
          </table:table-cell>
          <table:table-cell office:value-type="string" calcext:value-type="string">
            <text:p><text:s text:c="2"/>en attente du paiement</text:p>
          </table:table-cell>
          <table:table-cell office:value-type="string" calcext:value-type="string">
            <text:p>2016-12-22 00:07:40</text:p>
          </table:table-cell>
          <table:table-cell office:value-type="string" calcext:value-type="string">
            <text:p>Per_Jean</text:p>
          </table:table-cell>
          <table:table-cell office:value-type="string" calcext:value-type="string">
            <text:p>webmaster@ffessm-codep21.f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CONCATENATE([.H13];&quot;|&quot;;(IF(ISBLANK([.I13]);&quot;(vide)&quot;;[.I13]));&quot;|&quot;;[.B13] )" office:value-type="string" office:string-value="Per_Jean|webmaster@ffessm-codep21.fr|Samedi soir, Gala" calcext:value-type="string">
            <text:p>Per_Jean|webmaster@ffessm-codep21.fr|Samedi soir, Gala</text:p>
          </table:table-cell>
          <table:table-cell table:formula="of:=LEFT([.E13];(FIND(&quot; (&quot;;[.E13])-2))" office:value-type="string" office:string-value="Samedi soir, Gala" calcext:value-type="string">
            <text:p>Samedi soir, Gala</text:p>
          </table:table-cell>
          <table:table-cell/>
          <table:table-cell office:value-type="float" office:value="1482361919" calcext:value-type="float">
            <text:p>1482361919</text:p>
          </table:table-cell>
          <table:table-cell office:value-type="string" calcext:value-type="string">
            <text:p>Samedi soir, Gala <text:s/>(08/04/2017,19:00-22:30)</text:p>
          </table:table-cell>
          <table:table-cell office:value-type="string" calcext:value-type="string">
            <text:p><text:s text:c="2"/>en attente du paiement</text:p>
          </table:table-cell>
          <table:table-cell office:value-type="string" calcext:value-type="string">
            <text:p>2016-12-22 00:11:59</text:p>
          </table:table-cell>
          <table:table-cell office:value-type="string" calcext:value-type="string">
            <text:p>Per_Jean</text:p>
          </table:table-cell>
          <table:table-cell office:value-type="string" calcext:value-type="string">
            <text:p>webmaster@ffessm-codep21.f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CONCATENATE([.H14];&quot;|&quot;;(IF(ISBLANK([.I14]);&quot;(vide)&quot;;[.I14]));&quot;|&quot;;[.B14] )" office:value-type="string" office:string-value="Per_Jean|webmaster@ffessm-codep21.fr|Samedi soir, Gala" calcext:value-type="string">
            <text:p>Per_Jean|webmaster@ffessm-codep21.fr|Samedi soir, Gala</text:p>
          </table:table-cell>
          <table:table-cell table:formula="of:=LEFT([.E14];(FIND(&quot; (&quot;;[.E14])-2))" office:value-type="string" office:string-value="Samedi soir, Gala" calcext:value-type="string">
            <text:p>Samedi soir, Gala</text:p>
          </table:table-cell>
          <table:table-cell/>
          <table:table-cell office:value-type="float" office:value="1482362798" calcext:value-type="float">
            <text:p>1482362798</text:p>
          </table:table-cell>
          <table:table-cell office:value-type="string" calcext:value-type="string">
            <text:p>Samedi soir, Gala <text:s/>(08/04/2017,19:00-22:30)</text:p>
          </table:table-cell>
          <table:table-cell office:value-type="string" calcext:value-type="string">
            <text:p><text:s text:c="2"/>en attente du paiement</text:p>
          </table:table-cell>
          <table:table-cell office:value-type="string" calcext:value-type="string">
            <text:p>2016-12-22 00:26:38</text:p>
          </table:table-cell>
          <table:table-cell office:value-type="string" calcext:value-type="string">
            <text:p>Per_Jean</text:p>
          </table:table-cell>
          <table:table-cell office:value-type="string" calcext:value-type="string">
            <text:p>webmaster@ffessm-codep21.f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ur Jean-Marie</text:p>
          </table:table-cell>
        </table:table-row>
      </table:table>
      <table:table table:name="Ctrl_Nresa_1personne" table:style-name="ta1">
        <table:table-column table:style-name="co1" table:default-cell-style-name="ce3"/>
        <table:table-column table:style-name="co1" table:default-cell-style-name="Default"/>
        <table:table-column table:style-name="co5" table:default-cell-style-name="ce8"/>
        <table:table-column table:style-name="co15" table:default-cell-style-name="ce8"/>
        <table:table-column table:style-name="co16" table:default-cell-style-name="ce14"/>
        <table:table-column table:style-name="co17" table:default-cell-style-name="Default"/>
        <table:table-column table:style-name="co1" table:default-cell-style-name="Default"/>
        <table:table-column table:style-name="co5" table:default-cell-style-name="Default"/>
        <table:table-column table:style-name="co18" table:default-cell-style-name="Default"/>
        <table:table-row table:style-name="ro1">
          <table:table-cell table:style-name="Default" office:value-type="string" calcext:value-type="string">
            <text:p>Filtrer</text:p>
          </table:table-cell>
          <table:table-cell/>
          <table:table-cell table:style-name="Default" table:number-columns-repeated="3"/>
          <table:table-cell table:number-columns-repeated="2"/>
          <table:table-cell office:value-type="string" calcext:value-type="string">
            <text:p>Filtrer</text:p>
          </table:table-cell>
          <table:table-cell/>
        </table:table-row>
        <table:table-row table:style-name="ro1">
          <table:table-cell table:style-name="Default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2" office:value-type="string" calcext:value-type="string">
            <text:p>Nom</text:p>
          </table:table-cell>
          <table:table-cell table:style-name="ce7" office:value-type="string" calcext:value-type="string">
            <text:p>Email</text:p>
          </table:table-cell>
          <table:table-cell table:style-name="ce7" office:value-type="string" calcext:value-type="string">
            <text:p>Descr_court</text:p>
          </table:table-cell>
          <table:table-cell table:style-name="ce7" office:value-type="string" calcext:value-type="string">
            <text:p>Statut</text:p>
          </table:table-cell>
          <table:table-cell table:style-name="ce13" office:value-type="string" calcext:value-type="string">
            <text:p>NB - Quantite</text:p>
          </table:table-cell>
          <table:table-cell table:number-columns-repeated="2"/>
          <table:table-cell table:style-name="ce2" office:value-type="string" calcext:value-type="string">
            <text:p>Descr_court</text:p>
          </table:table-cell>
          <table:table-cell table:style-name="ce13" office:value-type="string" calcext:value-type="string">
            <text:p>Somme - Quantite</text:p>
          </table:table-cell>
        </table:table-row>
        <table:table-row table:style-name="ro1">
          <table:table-cell office:value-type="string" calcext:value-type="string">
            <text:p>Charlène</text:p>
          </table:table-cell>
          <table:table-cell table:style-name="ce8" office:value-type="string" calcext:value-type="string">
            <text:p>(vide)</text:p>
          </table:table-cell>
          <table:table-cell office:value-type="string" calcext:value-type="string">
            <text:p>Samedi soir, Gala</text:p>
          </table:table-cell>
          <table:table-cell office:value-type="string" calcext:value-type="string">
            <text:p><text:s text:c="2"/>en attente du paiemen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4" office:value-type="string" calcext:value-type="string">
            <text:p>Dimanche midi</text:p>
          </table:table-cell>
          <table:table-cell table:style-name="ce16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ules</text:p>
          </table:table-cell>
          <table:table-cell table:style-name="ce8" office:value-type="string" calcext:value-type="string">
            <text:p>jule@signo2fumee.org</text:p>
          </table:table-cell>
          <table:table-cell office:value-type="string" calcext:value-type="string">
            <text:p>Samedi soir, Gala</text:p>
          </table:table-cell>
          <table:table-cell office:value-type="string" calcext:value-type="string">
            <text:p><text:s text:c="2"/>dans liste d’attent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5" office:value-type="string" calcext:value-type="string">
            <text:p>Samedi midi</text:p>
          </table:table-cell>
          <table:table-cell table:style-name="ce17" office:value-type="float" office:value="2" calcext:value-type="float">
            <text:p>2</text:p>
          </table:table-cell>
        </table:table-row>
        <table:table-row table:style-name="ro1">
          <table:table-cell table:style-name="ce4" office:value-type="string" calcext:value-type="string">
            <text:p>Per_Jean</text:p>
          </table:table-cell>
          <table:table-cell table:style-name="ce9" office:value-type="string" calcext:value-type="string">
            <text:p>webmaster@ffessm-codep21.fr</text:p>
          </table:table-cell>
          <table:table-cell office:value-type="string" calcext:value-type="string">
            <text:p>Dimanche midi</text:p>
          </table:table-cell>
          <table:table-cell office:value-type="string" calcext:value-type="string">
            <text:p><text:s text:c="2"/>en attente du paiement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6" office:value-type="string" calcext:value-type="string">
            <text:p>Samedi soir, Gala</text:p>
          </table:table-cell>
          <table:table-cell table:style-name="ce18" office:value-type="float" office:value="9" calcext:value-type="float">
            <text:p>9</text:p>
          </table:table-cell>
        </table:table-row>
        <table:table-row table:style-name="ro1">
          <table:table-cell table:style-name="ce5"/>
          <table:table-cell table:style-name="ce10"/>
          <table:table-cell office:value-type="string" calcext:value-type="string">
            <text:p>Samedi midi</text:p>
          </table:table-cell>
          <table:table-cell office:value-type="string" calcext:value-type="string">
            <text:p><text:s text:c="2"/>en attente du paiement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ce6"/>
          <table:table-cell table:style-name="ce11"/>
          <table:table-cell table:style-name="ce12" office:value-type="string" calcext:value-type="string">
            <text:p>Samedi soir, Gala</text:p>
          </table:table-cell>
          <table:table-cell table:style-name="ce12" office:value-type="string" calcext:value-type="string">
            <text:p><text:s text:c="2"/>en attente du paiement</text:p>
          </table:table-cell>
          <table:table-cell table:style-name="ce15" office:value-type="float" office:value="7" calcext:value-type="float">
            <text:p>7</text:p>
          </table:table-cell>
          <table:table-cell table:number-columns-repeated="4"/>
        </table:table-row>
      </table:table>
      <table:table table:name="ListeBadges" table:style-name="ta1">
        <table:table-column table:style-name="co1" table:default-cell-style-name="Default"/>
        <table:table-column table:style-name="co12" table:default-cell-style-name="Default"/>
        <table:table-column table:style-name="co1" table:visibility="collapse" table:default-cell-style-name="ce20"/>
        <table:table-column table:style-name="co1" table:default-cell-style-name="ce20"/>
        <table:table-column table:style-name="co17" table:default-cell-style-name="ce20"/>
        <table:table-column table:style-name="co19" table:visibility="collapse" table:default-cell-style-name="ce20"/>
        <table:table-column table:style-name="co1" table:default-cell-style-name="ce20"/>
        <table:table-column table:style-name="co17" table:default-cell-style-name="ce20"/>
        <table:table-column table:style-name="co20" table:visibility="collapse" table:default-cell-style-name="ce20"/>
        <table:table-column table:style-name="co1" table:default-cell-style-name="ce20"/>
        <table:table-column table:style-name="co17" table:default-cell-style-name="ce20"/>
        <table:table-column table:style-name="co14" table:default-cell-style-name="ce20"/>
        <table:table-row table:style-name="ro1">
          <table:table-cell table:formula="of:=[Ctrl_Nresa_1personne.A3]" office:value-type="string" office:string-value="Nom" calcext:value-type="string">
            <text:p>Nom</text:p>
          </table:table-cell>
          <table:table-cell table:formula="of:=[Ctrl_Nresa_1personne.B3]" office:value-type="string" office:string-value="Email" calcext:value-type="string">
            <text:p>Email</text:p>
          </table:table-cell>
          <table:table-cell table:style-name="ce19" table:formula="of:=[Ctrl_Nresa_1personne.H4]" office:value-type="string" office:string-value="Dimanche midi" calcext:value-type="string" table:number-columns-spanned="3" table:number-rows-spanned="1">
            <text:p>Dimanche midi</text:p>
          </table:table-cell>
          <table:covered-table-cell table:number-columns-repeated="2" table:style-name="Default"/>
          <table:table-cell table:style-name="ce21" table:formula="of:=[Ctrl_Nresa_1personne.H5]" office:value-type="string" office:string-value="Samedi midi" calcext:value-type="string" table:number-columns-spanned="3" table:number-rows-spanned="1">
            <text:p>Samedi midi</text:p>
          </table:table-cell>
          <table:covered-table-cell table:number-columns-repeated="2" table:style-name="Default"/>
          <table:table-cell table:style-name="ce21" table:formula="of:=[Ctrl_Nresa_1personne.H6]" office:value-type="string" office:string-value="Samedi soir, Gala" calcext:value-type="string" table:number-columns-spanned="4" table:number-rows-spanned="1">
            <text:p>Samedi soir, Gala</text:p>
          </table:table-cell>
          <table:covered-table-cell table:number-columns-repeated="3" table:style-name="Default"/>
        </table:table-row>
        <table:table-row table:style-name="ro1" table:visibility="filter">
          <table:table-cell table:number-columns-repeated="2"/>
          <table:table-cell table:style-name="Default"/>
          <table:table-cell table:style-name="Default" office:value-type="string" calcext:value-type="string">
            <text:p>Reference</text:p>
          </table:table-cell>
          <table:table-cell table:style-name="Default" office:value-type="string" calcext:value-type="string">
            <text:p>Statut</text:p>
          </table:table-cell>
          <table:table-cell table:style-name="Default"/>
          <table:table-cell table:style-name="Default" office:value-type="string" calcext:value-type="string">
            <text:p>Reference</text:p>
          </table:table-cell>
          <table:table-cell table:style-name="Default" office:value-type="string" calcext:value-type="string">
            <text:p>Statut</text:p>
          </table:table-cell>
          <table:table-cell table:style-name="Default"/>
          <table:table-cell table:style-name="Default" office:value-type="string" calcext:value-type="string">
            <text:p>Reference</text:p>
          </table:table-cell>
          <table:table-cell table:style-name="Default" office:value-type="string" calcext:value-type="string">
            <text:p>Statut</text:p>
          </table:table-cell>
          <table:table-cell table:style-name="Default" office:value-type="string" calcext:value-type="string">
            <text:p>Groupe</text:p>
          </table:table-cell>
        </table:table-row>
        <table:table-row table:style-name="ro1">
          <table:table-cell table:formula="of:=[Ctrl_Nresa_1personne.A4]" office:value-type="string" office:string-value="Charlène" calcext:value-type="string">
            <text:p>Charlène</text:p>
          </table:table-cell>
          <table:table-cell table:formula="of:=[Ctrl_Nresa_1personne.B4]" office:value-type="string" office:string-value="(vide)" calcext:value-type="string">
            <text:p>(vide)</text:p>
          </table:table-cell>
          <table:table-cell table:formula="of:=CONCATENATE([.$A3];&quot;|&quot;;[.$B3];&quot;|&quot;;[.C$1] )" office:value-type="string" office:string-value="Charlène|(vide)|Dimanche midi" calcext:value-type="string">
            <text:p>Charlène|(vide)|Dimanche midi</text:p>
          </table:table-cell>
          <table:table-cell table:formula="of:=VLOOKUP([.C3];[evenements_reservations.$A2:.$K14];4)" office:value-type="string" office:string-value="" calcext:value-type="error">
            <text:p>#N/D</text:p>
          </table:table-cell>
          <table:table-cell table:formula="of:=VLOOKUP([.C3];[evenements_reservations.$A2:.$K14];5)" office:value-type="string" office:string-value="" calcext:value-type="error">
            <text:p>#N/D</text:p>
          </table:table-cell>
          <table:table-cell table:formula="of:=CONCATENATE([.$A3];&quot;|&quot;;[.$B3];&quot;|&quot;;[.F$1] )" office:value-type="string" office:string-value="Charlène|(vide)|Samedi midi" calcext:value-type="string">
            <text:p>Charlène|(vide)|Samedi midi</text:p>
          </table:table-cell>
          <table:table-cell table:formula="of:=VLOOKUP([.F3];[evenements_reservations.$A2:.$K14];4)" office:value-type="string" office:string-value="" calcext:value-type="error">
            <text:p>#N/D</text:p>
          </table:table-cell>
          <table:table-cell table:formula="of:=VLOOKUP([.F3];[evenements_reservations.$A2:.$K14];6)" office:value-type="string" office:string-value="" calcext:value-type="error">
            <text:p>#N/D</text:p>
          </table:table-cell>
          <table:table-cell table:formula="of:=CONCATENATE([.$A3];&quot;|&quot;;[.$B3];&quot;|&quot;;[.I$1] )" office:value-type="string" office:string-value="Charlène|(vide)|Samedi soir, Gala" calcext:value-type="string">
            <text:p>Charlène|(vide)|Samedi soir, Gala</text:p>
          </table:table-cell>
          <table:table-cell table:formula="of:=VLOOKUP([.I3];[evenements_reservations.$A2:.$K14];4)" office:value-type="float" office:value="1482237430" calcext:value-type="float">
            <text:p>1482237430</text:p>
          </table:table-cell>
          <table:table-cell table:formula="of:=VLOOKUP([.I3];[evenements_reservations.$A2:.$K14];6)" office:value-type="string" office:string-value="  en attente du paiement" calcext:value-type="string">
            <text:p><text:s text:c="2"/>en attente du paiement</text:p>
          </table:table-cell>
          <table:table-cell table:formula="of:=VLOOKUP([.I3];[evenements_reservations.$A2:.$K14];11)" office:value-type="string" office:string-value="Pour Jean-Marie" calcext:value-type="string">
            <text:p>Pour Jean-Marie</text:p>
          </table:table-cell>
        </table:table-row>
        <table:table-row table:style-name="ro1">
          <table:table-cell table:formula="of:=[Ctrl_Nresa_1personne.A5]" office:value-type="string" office:string-value="Jules" calcext:value-type="string">
            <text:p>Jules</text:p>
          </table:table-cell>
          <table:table-cell table:formula="of:=[Ctrl_Nresa_1personne.B5]" office:value-type="string" office:string-value="jule@signo2fumee.org" calcext:value-type="string">
            <text:p>jule@signo2fumee.org</text:p>
          </table:table-cell>
          <table:table-cell table:formula="of:=CONCATENATE([.$A4];&quot;|&quot;;[.$B4];&quot;|&quot;;[.C$1] )" office:value-type="string" office:string-value="Jules|jule@signo2fumee.org|Dimanche midi" calcext:value-type="string">
            <text:p>Jules|jule@signo2fumee.org|Dimanche midi</text:p>
          </table:table-cell>
          <table:table-cell table:formula="of:=VLOOKUP([.C4];[evenements_reservations.$A3:.$K15];4)" office:value-type="string" office:string-value="" calcext:value-type="error">
            <text:p>#N/D</text:p>
          </table:table-cell>
          <table:table-cell table:formula="of:=VLOOKUP([.C4];[evenements_reservations.$A3:.$K15];5)" office:value-type="string" office:string-value="" calcext:value-type="error">
            <text:p>#N/D</text:p>
          </table:table-cell>
          <table:table-cell table:formula="of:=CONCATENATE([.$A4];&quot;|&quot;;[.$B4];&quot;|&quot;;[.F$1] )" office:value-type="string" office:string-value="Jules|jule@signo2fumee.org|Samedi midi" calcext:value-type="string">
            <text:p>Jules|jule@signo2fumee.org|Samedi midi</text:p>
          </table:table-cell>
          <table:table-cell table:formula="of:=VLOOKUP([.F4];[evenements_reservations.$A3:.$K15];4)" office:value-type="string" office:string-value="" calcext:value-type="error">
            <text:p>#N/D</text:p>
          </table:table-cell>
          <table:table-cell table:formula="of:=VLOOKUP([.F4];[evenements_reservations.$A3:.$K15];6)" office:value-type="string" office:string-value="" calcext:value-type="error">
            <text:p>#N/D</text:p>
          </table:table-cell>
          <table:table-cell table:formula="of:=CONCATENATE([.$A4];&quot;|&quot;;[.$B4];&quot;|&quot;;[.I$1] )" office:value-type="string" office:string-value="Jules|jule@signo2fumee.org|Samedi soir, Gala" calcext:value-type="string">
            <text:p>Jules|jule@signo2fumee.org|Samedi soir, Gala</text:p>
          </table:table-cell>
          <table:table-cell table:formula="of:=VLOOKUP([.I4];[evenements_reservations.$A3:.$K15];4)" office:value-type="float" office:value="1482237015" calcext:value-type="float">
            <text:p>1482237015</text:p>
          </table:table-cell>
          <table:table-cell table:formula="of:=VLOOKUP([.I4];[evenements_reservations.$A3:.$K15];6)" office:value-type="string" office:string-value="  dans liste d’attente" calcext:value-type="string">
            <text:p><text:s text:c="2"/>dans liste d’attente</text:p>
          </table:table-cell>
          <table:table-cell table:formula="of:=VLOOKUP([.I4];[evenements_reservations.$A3:.$K15];11)" office:value-type="string" office:string-value="Pour Jean-Marie" calcext:value-type="string">
            <text:p>Pour Jean-Marie</text:p>
          </table:table-cell>
        </table:table-row>
        <table:table-row table:style-name="ro1">
          <table:table-cell table:formula="of:=[Ctrl_Nresa_1personne.A6]" office:value-type="string" office:string-value="Per_Jean" calcext:value-type="string">
            <text:p>Per_Jean</text:p>
          </table:table-cell>
          <table:table-cell table:formula="of:=[Ctrl_Nresa_1personne.B6]" office:value-type="string" office:string-value="webmaster@ffessm-codep21.fr" calcext:value-type="string">
            <text:p>webmaster@ffessm-codep21.fr</text:p>
          </table:table-cell>
          <table:table-cell table:formula="of:=CONCATENATE([.$A5];&quot;|&quot;;[.$B5];&quot;|&quot;;[.C$1] )" office:value-type="string" office:string-value="Per_Jean|webmaster@ffessm-codep21.fr|Dimanche midi" calcext:value-type="string">
            <text:p>Per_Jean|webmaster@ffessm-codep21.fr|Dimanche midi</text:p>
          </table:table-cell>
          <table:table-cell table:formula="of:=VLOOKUP([.C5];[evenements_reservations.$A4:.$K16];4)" office:value-type="float" office:value="1482362743" calcext:value-type="float">
            <text:p>1482362743</text:p>
          </table:table-cell>
          <table:table-cell table:formula="of:=VLOOKUP([.C5];[evenements_reservations.$A4:.$K16];6)" office:value-type="string" office:string-value="  en attente du paiement" calcext:value-type="string">
            <text:p><text:s text:c="2"/>en attente du paiement</text:p>
          </table:table-cell>
          <table:table-cell table:formula="of:=CONCATENATE([.$A5];&quot;|&quot;;[.$B5];&quot;|&quot;;[.F$1] )" office:value-type="string" office:string-value="Per_Jean|webmaster@ffessm-codep21.fr|Samedi midi" calcext:value-type="string">
            <text:p>Per_Jean|webmaster@ffessm-codep21.fr|Samedi midi</text:p>
          </table:table-cell>
          <table:table-cell table:formula="of:=VLOOKUP([.F5];[evenements_reservations.$A4:.$K16];4)" office:value-type="float" office:value="1482362743" calcext:value-type="float">
            <text:p>1482362743</text:p>
          </table:table-cell>
          <table:table-cell table:formula="of:=VLOOKUP([.F5];[evenements_reservations.$A4:.$K16];6)" office:value-type="string" office:string-value="  en attente du paiement" calcext:value-type="string">
            <text:p><text:s text:c="2"/>en attente du paiement</text:p>
          </table:table-cell>
          <table:table-cell table:formula="of:=CONCATENATE([.$A5];&quot;|&quot;;[.$B5];&quot;|&quot;;[.I$1] )" office:value-type="string" office:string-value="Per_Jean|webmaster@ffessm-codep21.fr|Samedi soir, Gala" calcext:value-type="string">
            <text:p>Per_Jean|webmaster@ffessm-codep21.fr|Samedi soir, Gala</text:p>
          </table:table-cell>
          <table:table-cell table:formula="of:=VLOOKUP([.I5];[evenements_reservations.$A4:.$K16];4)" office:value-type="float" office:value="1482360427" calcext:value-type="float">
            <text:p>1482360427</text:p>
          </table:table-cell>
          <table:table-cell table:formula="of:=VLOOKUP([.I5];[evenements_reservations.$A4:.$K16];6)" office:value-type="string" office:string-value="  en attente du paiement" calcext:value-type="string">
            <text:p><text:s text:c="2"/>en attente du paiement</text:p>
          </table:table-cell>
          <table:table-cell table:formula="of:=VLOOKUP([.I5];[evenements_reservations.$A4:.$K16];11)" office:value-type="float" office:value="0" calcext:value-type="float">
            <text:p/>
          </table:table-cell>
        </table:table-row>
        <table:table-row table:style-name="ro1" table:visibility="filter">
          <table:table-cell table:formula="of:=[Ctrl_Nresa_1personne.A7]" office:value-type="float" office:value="0" calcext:value-type="float">
            <text:p>0</text:p>
          </table:table-cell>
          <table:table-cell table:formula="of:=[Ctrl_Nresa_1personne.B7]" office:value-type="float" office:value="0" calcext:value-type="float">
            <text:p>0</text:p>
          </table:table-cell>
          <table:table-cell table:formula="of:=CONCATENATE([.$A6];&quot;|&quot;;[.$B6];&quot;|&quot;;[.C$1] )" office:value-type="string" office:string-value="0|0|Dimanche midi" calcext:value-type="string">
            <text:p>0|0|Dimanche midi</text:p>
          </table:table-cell>
          <table:table-cell table:formula="of:=VLOOKUP([.C6];[evenements_reservations.$A5:.$K17];4)" office:value-type="string" office:string-value="" calcext:value-type="error">
            <text:p>#N/D</text:p>
          </table:table-cell>
          <table:table-cell table:formula="of:=VLOOKUP([.C6];[evenements_reservations.$A5:.$K17];5)" office:value-type="string" office:string-value="" calcext:value-type="error">
            <text:p>#N/D</text:p>
          </table:table-cell>
          <table:table-cell table:formula="of:=CONCATENATE([.$A6];&quot;|&quot;;[.$B6];&quot;|&quot;;[.F$1] )" office:value-type="string" office:string-value="0|0|Samedi midi" calcext:value-type="string">
            <text:p>0|0|Samedi midi</text:p>
          </table:table-cell>
          <table:table-cell table:formula="of:=VLOOKUP([.F6];[evenements_reservations.$A5:.$K17];4)" office:value-type="string" office:string-value="" calcext:value-type="error">
            <text:p>#N/D</text:p>
          </table:table-cell>
          <table:table-cell table:formula="of:=VLOOKUP([.F6];[evenements_reservations.$A5:.$K17];6)" office:value-type="string" office:string-value="" calcext:value-type="error">
            <text:p>#N/D</text:p>
          </table:table-cell>
          <table:table-cell table:formula="of:=CONCATENATE([.$A6];&quot;|&quot;;[.$B6];&quot;|&quot;;[.I$1] )" office:value-type="string" office:string-value="0|0|Samedi soir, Gala" calcext:value-type="string">
            <text:p>0|0|Samedi soir, Gala</text:p>
          </table:table-cell>
          <table:table-cell table:formula="of:=VLOOKUP([.I6];[evenements_reservations.$A5:.$K17];4)" office:value-type="string" office:string-value="" calcext:value-type="error">
            <text:p>#N/D</text:p>
          </table:table-cell>
          <table:table-cell table:formula="of:=VLOOKUP([.I6];[evenements_reservations.$A5:.$K17];6)" office:value-type="string" office:string-value="" calcext:value-type="error">
            <text:p>#N/D</text:p>
          </table:table-cell>
          <table:table-cell table:formula="of:=VLOOKUP([.I6];[evenements_reservations.$A5:.$K17];11)" office:value-type="string" office:string-value="" calcext:value-type="error">
            <text:p>#N/D</text:p>
          </table:table-cell>
        </table:table-row>
        <table:table-row table:style-name="ro1" table:visibility="filter">
          <table:table-cell table:number-columns-repeated="2"/>
          <table:table-cell table:formula="of:=CONCATENATE([.$A7];&quot;|&quot;;[.$B7];&quot;|&quot;;[.C$1] )" office:value-type="string" office:string-value="||Dimanche midi" calcext:value-type="string">
            <text:p>||Dimanche midi</text:p>
          </table:table-cell>
          <table:table-cell table:formula="of:=VLOOKUP([.C7];[evenements_reservations.$A6:.$K18];4)" office:value-type="string" office:string-value="" calcext:value-type="error">
            <text:p>#N/D</text:p>
          </table:table-cell>
          <table:table-cell table:formula="of:=VLOOKUP([.C7];[evenements_reservations.$A6:.$K18];5)" office:value-type="string" office:string-value="" calcext:value-type="error">
            <text:p>#N/D</text:p>
          </table:table-cell>
          <table:table-cell table:formula="of:=CONCATENATE([.$A7];&quot;|&quot;;[.$B7];&quot;|&quot;;[.F$1] )" office:value-type="string" office:string-value="||Samedi midi" calcext:value-type="string">
            <text:p>||Samedi midi</text:p>
          </table:table-cell>
          <table:table-cell table:formula="of:=VLOOKUP([.F7];[evenements_reservations.$A6:.$K18];4)" office:value-type="string" office:string-value="" calcext:value-type="error">
            <text:p>#N/D</text:p>
          </table:table-cell>
          <table:table-cell table:formula="of:=VLOOKUP([.F7];[evenements_reservations.$A6:.$K18];6)" office:value-type="string" office:string-value="" calcext:value-type="error">
            <text:p>#N/D</text:p>
          </table:table-cell>
          <table:table-cell table:formula="of:=CONCATENATE([.$A7];&quot;|&quot;;[.$B7];&quot;|&quot;;[.I$1] )" office:value-type="string" office:string-value="||Samedi soir, Gala" calcext:value-type="string">
            <text:p>||Samedi soir, Gala</text:p>
          </table:table-cell>
          <table:table-cell table:formula="of:=VLOOKUP([.I7];[evenements_reservations.$A6:.$K18];4)" office:value-type="string" office:string-value="" calcext:value-type="error">
            <text:p>#N/D</text:p>
          </table:table-cell>
          <table:table-cell table:formula="of:=VLOOKUP([.I7];[evenements_reservations.$A6:.$K18];6)" office:value-type="string" office:string-value="" calcext:value-type="error">
            <text:p>#N/D</text:p>
          </table:table-cell>
          <table:table-cell table:formula="of:=VLOOKUP([.I7];[evenements_reservations.$A6:.$K18];11)" office:value-type="string" office:string-value="" calcext:value-type="error">
            <text:p>#N/D</text:p>
          </table:table-cell>
        </table:table-row>
        <table:table-row table:style-name="ro1" table:visibility="filter">
          <table:table-cell table:number-columns-repeated="2"/>
          <table:table-cell table:formula="of:=CONCATENATE([.$A8];&quot;|&quot;;[.$B8];&quot;|&quot;;[.C$1] )" office:value-type="string" office:string-value="||Dimanche midi" calcext:value-type="string">
            <text:p>||Dimanche midi</text:p>
          </table:table-cell>
          <table:table-cell table:formula="of:=VLOOKUP([.C8];[evenements_reservations.$A7:.$K19];4)" office:value-type="string" office:string-value="" calcext:value-type="error">
            <text:p>#N/D</text:p>
          </table:table-cell>
          <table:table-cell table:formula="of:=VLOOKUP([.C8];[evenements_reservations.$A7:.$K19];5)" office:value-type="string" office:string-value="" calcext:value-type="error">
            <text:p>#N/D</text:p>
          </table:table-cell>
          <table:table-cell table:formula="of:=CONCATENATE([.$A8];&quot;|&quot;;[.$B8];&quot;|&quot;;[.F$1] )" office:value-type="string" office:string-value="||Samedi midi" calcext:value-type="string">
            <text:p>||Samedi midi</text:p>
          </table:table-cell>
          <table:table-cell table:formula="of:=VLOOKUP([.F8];[evenements_reservations.$A7:.$K19];4)" office:value-type="string" office:string-value="" calcext:value-type="error">
            <text:p>#N/D</text:p>
          </table:table-cell>
          <table:table-cell table:formula="of:=VLOOKUP([.F8];[evenements_reservations.$A7:.$K19];6)" office:value-type="string" office:string-value="" calcext:value-type="error">
            <text:p>#N/D</text:p>
          </table:table-cell>
          <table:table-cell table:formula="of:=CONCATENATE([.$A8];&quot;|&quot;;[.$B8];&quot;|&quot;;[.I$1] )" office:value-type="string" office:string-value="||Samedi soir, Gala" calcext:value-type="string">
            <text:p>||Samedi soir, Gala</text:p>
          </table:table-cell>
          <table:table-cell table:formula="of:=VLOOKUP([.I8];[evenements_reservations.$A7:.$K19];4)" office:value-type="string" office:string-value="" calcext:value-type="error">
            <text:p>#N/D</text:p>
          </table:table-cell>
          <table:table-cell table:formula="of:=VLOOKUP([.I8];[evenements_reservations.$A7:.$K19];6)" office:value-type="string" office:string-value="" calcext:value-type="error">
            <text:p>#N/D</text:p>
          </table:table-cell>
          <table:table-cell table:formula="of:=VLOOKUP([.I8];[evenements_reservations.$A7:.$K19];11)" office:value-type="string" office:string-value="" calcext:value-type="error">
            <text:p>#N/D</text:p>
          </table:table-cell>
        </table:table-row>
      </table:table>
      <table:named-expressions/>
      <table:database-ranges>
        <table:database-range table:name="__Anonymous_Sheet_DB__1" table:target-range-address="evenements_reservations.A1:evenements_reservations.AMJ1048576">
          <table:sort>
            <table:sort-by table:field-number="0" table:data-type="automatic"/>
          </table:sort>
        </table:database-range>
        <table:database-range table:name="__Anonymous_Sheet_DB__3" table:target-range-address="ListeBadges.A1:ListeBadges.I8" table:display-filter-buttons="true" table:orientation="column">
          <table:filter>
            <table:filter-and>
              <table:filter-condition table:field-number="0" table:data-type="number" table:value="67" table:operator="="/>
              <table:filter-condition table:field-number="0" table:data-type="number" table:value="0" table:operator="!="/>
            </table:filter-and>
          </table:filter>
        </table:database-range>
      </table:database-ranges>
      <table:data-pilot-tables>
        <table:data-pilot-table table:name="DataPilot1" table:application-data="" table:target-range-address="Ctrl_Nresa_1personne.A1:Ctrl_Nresa_1personne.E8" table:buttons="Ctrl_Nresa_1personne.A1 Ctrl_Nresa_1personne.A3 Ctrl_Nresa_1personne.B3 Ctrl_Nresa_1personne.C3 Ctrl_Nresa_1personne.D3" table:grand-total="none">
          <table:source-cell-range table:cell-range-address="evenements_reservations.A1:evenements_reservations.K14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Nom" table:orientation="row" table:used-hierarchy="0" table:function="auto">
            <table:data-pilot-level table:show-empty="false" calcext:repeat-item-labels="false">
              <table:data-pilot-members>
                <table:data-pilot-member table:name="Charlène" table:display="true" table:show-details="true"/>
                <table:data-pilot-member table:name="Jules" table:display="true" table:show-details="true"/>
                <table:data-pilot-member table:name="Per_Jean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mail" table:orientation="row" table:used-hierarchy="0" table:function="auto">
            <table:data-pilot-level table:show-empty="false" calcext:repeat-item-labels="false">
              <table:data-pilot-members>
                <table:data-pilot-member table:name="jule@signo2fumee.org" table:display="true" table:show-details="true"/>
                <table:data-pilot-member table:name="webmaster@ffessm-codep21.fr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escr_court" table:orientation="row" table:used-hierarchy="0" table:function="auto">
            <table:data-pilot-level table:show-empty="false" calcext:repeat-item-labels="false">
              <table:data-pilot-members>
                <table:data-pilot-member table:name="Dimanche midi" table:display="true" table:show-details="true"/>
                <table:data-pilot-member table:name="Samedi midi" table:display="true" table:show-details="true"/>
                <table:data-pilot-member table:name="Samedi soir, Gala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tatut" table:orientation="row" table:used-hierarchy="0" table:function="auto">
            <table:data-pilot-level table:show-empty="false" calcext:repeat-item-labels="false">
              <table:data-pilot-members>
                <table:data-pilot-member table:name="  dans liste d’attente" table:display="true" table:show-details="true"/>
                <table:data-pilot-member table:name="  en attente du paiement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Quantite" table:orientation="data" table:used-hierarchy="0" table:function="count">
            <table:data-pilot-level table:show-empty="false" calcext:repeat-item-labels="false">
              <table:data-pilot-members>
                <table:data-pilot-member table:name="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Ctrl_Nresa_1personne.H1:Ctrl_Nresa_1personne.I6" table:buttons="Ctrl_Nresa_1personne.H1 Ctrl_Nresa_1personne.H3" table:grand-total="none" table:drill-down-on-double-click="false">
          <table:source-cell-range table:cell-range-address="evenements_reservations.A1:evenements_reservations.K14"/>
          <table:data-pilot-field table:source-field-name="Descr_court" table:orientation="row" table:used-hierarchy="0" table:function="auto">
            <table:data-pilot-level table:show-empty="false" calcext:repeat-item-labels="false">
              <table:data-pilot-members>
                <table:data-pilot-member table:name="Dimanche midi" table:display="true" table:show-details="true"/>
                <table:data-pilot-member table:name="Samedi midi" table:display="true" table:show-details="true"/>
                <table:data-pilot-member table:name="Samedi soir, Gala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Quantite" table:orientation="data" table:used-hierarchy="0" table:function="sum">
            <table:data-pilot-level table:show-empty="false" calcext:repeat-item-labels="false">
              <table:data-pilot-members>
                <table:data-pilot-member table:name="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able_20_du_20_pilote_20_-_20_Coin" style:display-name="Table du pilote - Coin" style:family="table-cell" style:parent-style-name="Default"/>
    <style:style style:name="Table_20_du_20_pilote_20_-_20_Valeur" style:display-name="Table du pilote - Valeur" style:family="table-cell" style:parent-style-name="Default"/>
    <style:style style:name="Table_20_du_20_pilote_20_-_20_Champ" style:display-name="Table du pilote - Champ" style:family="table-cell" style:parent-style-name="Default"/>
    <style:style style:name="Table_20_du_20_pilote_20_-_20_Catégorie" style:display-name="Table du pilote - Catégorie" style:family="table-cell" style:parent-style-name="Default">
      <style:table-cell-properties style:text-align-source="fix" style:repeat-content="false"/>
      <style:paragraph-properties fo:text-align="star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9">00/00/0000</text:date>, <text:time style:data-style-name="N2" text:time-value="22:42:35.8109701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19T22:52:20.962228229</dc:date>
    <meta:editing-duration>PT18M43S</meta:editing-duration>
    <meta:editing-cycles>4</meta:editing-cycles>
    <meta:generator>LibreOffice/5.1.4.2$Linux_X86_64 LibreOffice_project/10m0$Build-2</meta:generator>
    <meta:document-statistic meta:table-count="4" meta:cell-count="258" meta:object-count="0"/>
  </office:meta>
</office:document-meta>
</file>